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variant="normal" fo:text-transform="none" style:font-name="apple-system"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ple references from InSeed engagements.</text:p>
      <text:p text:style-name="P1"/>
      <text:p text:style-name="Standard">By request, InSeed clients may directly contact any of the Executives listed below: </text:p>
      <text:p text:style-name="Standard"/>
      <text:p text:style-name="Standard">“...<text:span text:style-name="T1">critical to Formus' rise from startup to $billion capitalization in only a few years...very strong people skills...in international biz dev...pivotal in...joint venture agreements...always enlightens...conversations.” <text:s/>Corporate President.</text:span></text:p>
      <text:p text:style-name="Standard"><text:span text:style-name="T1"/></text:p>
      <text:p text:style-name="Standard"><text:span text:style-name="T1">“...a lot of vision and passion...advisory boards...amazing ability to inspire...while asking the tough questions required to assist with growth...a true team player who shares his experience and time with the community.” Corporate President</text:span></text:p>
      <text:p text:style-name="Standard"><text:span text:style-name="T1"/></text:p>
      <text:p text:style-name="Standard"><text:span text:style-name="T1">“...professional Business Development / Technology Partnerships...clearly understands the end customer RIO requirements...technical partnership integration...while analyzing, scrutinizing and qualifying the sales and marketing impact of any change.” <text:s/>Global Enterprise CoFounder.</text:span></text:p>
      <text:p text:style-name="Standard"><text:span text:style-name="T1"/></text:p>
      <text:p text:style-name="Standard"><text:span text:style-name="T1">“...fresh thinking and ideas...assimilates new environments, business models, and technologies...presents a compelling value proposition...all corporate levels.” <text:s/>Global Systems Vendor Founder.</text:span></text:p>
      <text:p text:style-name="Standard"><text:span text:style-name="T1"/></text:p>
      <text:p text:style-name="Standard"><text:span text:style-name="T1">“...educational...humorous...thought provoking...visionary with leadership capability - these do not always go hand in hand...unique way of looking at issues that results in unique solutions.” <text:s/>Corporate President.</text:span></text:p>
      <text:p text:style-name="Standard"><text:span text:style-name="T1"/></text:p>
      <text:p text:style-name="Standard"><text:span text:style-name="T1"><text:s/>“...great deal-maker...skills in Business Development and Marketing...many creative ideas...outside the box thinking...equally comfortable in technology, marketing, graphics/design, and executive top echelon of management...professional and experienced viewpoint...skilled at finding technology gems and providing a business message around a great financial return for the customer...refocused...value proposition...and packaged an executive...that was hard to beat.” <text:s/>Midsize business President/CEO.</text:span></text:p>
      <text:p text:style-name="Standard"><text:span text:style-name="T1"/></text:p>
      <text:p text:style-name="Standard"><text:span text:style-name="T1">“...insight and business acumen...driving $100M+ deals....professional consultant.” <text:s/>Corporate Sales Lead. </text:span></text:p>
      <text:p text:style-name="Standard"><text:span text:style-name="T1"/></text:p>
      <text:p text:style-name="Standard"><text:span text:style-name="T1">“...excellent competencies...drives necessary actions to successful product management and partnerships...clearly customer focused and targeted on problem solving.” <text:s/>Corporate Managing Director.</text:span></text:p>
      <text:p text:style-name="Standard"><text:span text:style-name="T1"/></text:p>
      <text:p text:style-name="Standard"><text:span text:style-name="T1">“...goes the extra mile...source of several opportunities to me personally.” Corporation Founder/CEO. </text:span></text:p>
      <text:p text:style-name="Standard"><text:span text:style-name="T1"/></text:p>
      <text:p text:style-name="Standard"><text:span text:style-name="T1">“...a lot of insight into market requirements.” <text:s/>Corporate Chair/CEO.</text:span></text:p>
      <text:p text:style-name="Standard"><text:span text:style-name="T1"/></text:p>
      <text:p text:style-name="Standard"><text:span text:style-name="T1">“...drive and enthusiasm... nothing was impossible...exacting in getting the most out of the teams.” <text:s/>Enterprise Managing Director/Founder.</text:span></text:p>
      <text:p text:style-name="Standard"><text:span text:style-name="T1"/></text:p>
      <text:p text:style-name="Standard"><text:span text:style-name="T1"><text:s/>“...been there done that expertise is second to none...a great resource.” <text:s/>Enterprise Founder/Partner. </text:span></text:p>
      <text:p text:style-name="Standard"><text:span text:style-name="T1"/></text:p>
      <text:p text:style-name="Standard"><text:span text:style-name="T1">“...great strategic overview...compelling speaker...knowledgeable enough to engage experts, patient enough to explain.” <text:s/>Corporate Managing Director. </text:span></text:p>
      <text:p text:style-name="Standard"><text:span text:style-name="T1"/></text:p>
      <text:p text:style-name="Standard"><text:span text:style-name="T1">“...uncanny ability to think across a breadth of disciplines yet simultaneously focus on key solutions...contagious enthusiasm and 24h energy wrapped in an intellectually complex and caring </text:span><text:soft-page-break/><text:span text:style-name="T1">persona.” <text:s/>Corporate Founder/CEO. <text:s/></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s/></text:span></text:p>
      <text:p text:style-name="Standard"><text:span text:style-name="T1"/></text:p>
      <text:p text:style-name="Standard"><text:span text:style-name="T1"/></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26T19:33:35.57</meta:creation-date>
    <dc:date>2025-09-26T20:15:20.89</dc:date>
    <dc:creator>Rick Ballard</dc:creator>
    <meta:editing-duration>PT41M45S</meta:editing-duration>
    <meta:editing-cycles>5</meta:editing-cycles>
    <meta:generator>OpenOffice/4.1.15$Win32 OpenOffice.org_project/4115m2$Build-9813</meta:generator>
    <meta:document-statistic meta:table-count="0" meta:image-count="0" meta:object-count="0" meta:page-count="2" meta:paragraph-count="17" meta:word-count="345" meta:character-count="2888"/>
  </office:meta>
</office:document-meta>
</file>